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PlexMono, monospace,2" svg:font-family="'IBMPlexMono, monospace,', 'Droid Sans Fallback', '',', 'Droid Sans Mono', ',', monospace, ', monospace,', 'Droid Sans Fallback', 'font-weight: normal', 'font-size: 12px', 'line-height: 18px', 'white-space: pre'"/>
    <style:font-face style:name="IBMPlexMono, monospace,1" svg:font-family="'IBMPlexMono, monospace,', 'Droid Sans Fallback', ', 'Droid Sans Mono',', ', monospace,', monospace, ', 'Droid Sans Fallback', 'font-weight: normal', 'font-size: 12px', 'line-height: 18px', 'white-space: pre'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Inter" svg:font-family="Inter, OpenSans, Helvetica, Arial, sans-serif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cd01" officeooo:paragraph-rsid="000dcd01"/>
    </style:style>
    <style:style style:name="P2" style:family="paragraph" style:parent-style-name="Standard">
      <style:text-properties officeooo:rsid="000dcd01" officeooo:paragraph-rsid="00451baa"/>
    </style:style>
    <style:style style:name="P3" style:family="paragraph" style:parent-style-name="Standard">
      <style:text-properties officeooo:rsid="000dcd01" officeooo:paragraph-rsid="00627098"/>
    </style:style>
    <style:style style:name="P4" style:family="paragraph" style:parent-style-name="Standard">
      <style:text-properties fo:font-weight="bold" officeooo:rsid="000dcd01" officeooo:paragraph-rsid="000dcd01" style:font-weight-asian="bold" style:font-weight-complex="bold"/>
    </style:style>
    <style:style style:name="P5" style:family="paragraph" style:parent-style-name="Standard">
      <style:text-properties fo:font-weight="bold" officeooo:rsid="000dcd01" officeooo:paragraph-rsid="000f949d" style:font-weight-asian="bold" style:font-weight-complex="bold"/>
    </style:style>
    <style:style style:name="P6" style:family="paragraph" style:parent-style-name="Standard">
      <style:text-properties officeooo:paragraph-rsid="000f949d"/>
    </style:style>
    <style:style style:name="P7" style:family="paragraph" style:parent-style-name="Standard">
      <style:text-properties officeooo:rsid="000f949d" officeooo:paragraph-rsid="000f949d"/>
    </style:style>
    <style:style style:name="P8" style:family="paragraph" style:parent-style-name="Standard">
      <style:text-properties officeooo:rsid="000f949d" officeooo:paragraph-rsid="00214a72"/>
    </style:style>
    <style:style style:name="P9" style:family="paragraph" style:parent-style-name="Standard">
      <style:text-properties officeooo:rsid="000f949d" officeooo:paragraph-rsid="002dbbeb"/>
    </style:style>
    <style:style style:name="P10" style:family="paragraph" style:parent-style-name="Standard">
      <style:text-properties officeooo:rsid="000f949d" officeooo:paragraph-rsid="00451baa"/>
    </style:style>
    <style:style style:name="P11" style:family="paragraph" style:parent-style-name="Standard">
      <style:text-properties fo:color="#000000" style:font-name="IBMPlexMono, monospace," fo:background-color="#fffffe"/>
    </style:style>
    <style:style style:name="P12" style:family="paragraph" style:parent-style-name="Standard">
      <style:text-properties fo:color="#000000" style:font-name="IBMPlexMono, monospace," officeooo:paragraph-rsid="00451baa" fo:background-color="#fffffe"/>
    </style:style>
    <style:style style:name="P13" style:family="paragraph" style:parent-style-name="Standard">
      <style:text-properties fo:color="#000000" style:font-name="IBMPlexMono, monospace," officeooo:paragraph-rsid="000f949d" fo:background-color="#fffffe"/>
    </style:style>
    <style:style style:name="P14" style:family="paragraph" style:parent-style-name="Standard">
      <style:text-properties fo:color="#000000" style:font-name="IBMPlexMono, monospace," officeooo:paragraph-rsid="000dcd01" fo:background-color="#fffffe"/>
    </style:style>
    <style:style style:name="P15" style:family="paragraph" style:parent-style-name="Standard">
      <style:text-properties fo:color="#000000" style:font-name="IBMPlexMono, monospace," officeooo:paragraph-rsid="002dbbeb" fo:background-color="#fffffe"/>
    </style:style>
    <style:style style:name="P16" style:family="paragraph" style:parent-style-name="Standard">
      <style:text-properties fo:color="#000000" style:font-name="IBMPlexMono, monospace," officeooo:paragraph-rsid="00214a72" fo:background-color="#fffffe"/>
    </style:style>
    <style:style style:name="P17" style:family="paragraph" style:parent-style-name="Standard">
      <style:text-properties fo:color="#000000" style:font-name="IBMPlexMono, monospace," officeooo:paragraph-rsid="00627098" fo:background-color="#fffffe"/>
    </style:style>
    <style:style style:name="P18" style:family="paragraph" style:parent-style-name="Standard">
      <style:text-properties fo:color="#000000" style:font-name="IBMPlexMono, monospace,1" fo:background-color="#fffffe"/>
    </style:style>
    <style:style style:name="P19" style:family="paragraph" style:parent-style-name="Standard">
      <style:text-properties fo:color="#000000" style:font-name="IBMPlexMono, monospace,1" officeooo:paragraph-rsid="00627098" fo:background-color="#fffffe"/>
    </style:style>
    <style:style style:name="P20" style:family="paragraph" style:parent-style-name="Standard">
      <style:text-properties fo:color="#000000" style:font-name="IBMPlexMono, monospace,1" officeooo:paragraph-rsid="00214a72" fo:background-color="#fffffe"/>
    </style:style>
    <style:style style:name="P21" style:family="paragraph" style:parent-style-name="Standard">
      <style:text-properties officeooo:rsid="0010850b" officeooo:paragraph-rsid="0010850b"/>
    </style:style>
    <style:style style:name="P22" style:family="paragraph" style:parent-style-name="Standard">
      <style:text-properties officeooo:rsid="0010850b" officeooo:paragraph-rsid="00214a72"/>
    </style:style>
    <style:style style:name="P23" style:family="paragraph" style:parent-style-name="Standard">
      <style:text-properties officeooo:rsid="0010850b" officeooo:paragraph-rsid="002dbbeb"/>
    </style:style>
    <style:style style:name="P24" style:family="paragraph" style:parent-style-name="Standard">
      <style:text-properties officeooo:rsid="0010850b" officeooo:paragraph-rsid="00451baa"/>
    </style:style>
    <style:style style:name="P25" style:family="paragraph" style:parent-style-name="Standard">
      <style:text-properties officeooo:rsid="0010850b" officeooo:paragraph-rsid="00627098"/>
    </style:style>
    <style:style style:name="P26" style:family="paragraph" style:parent-style-name="Standard">
      <style:text-properties officeooo:paragraph-rsid="00214a72"/>
    </style:style>
    <style:style style:name="P27" style:family="paragraph" style:parent-style-name="Standard">
      <style:text-properties officeooo:paragraph-rsid="002dbbeb"/>
    </style:style>
    <style:style style:name="P28" style:family="paragraph" style:parent-style-name="Standard">
      <style:text-properties fo:font-size="18pt" fo:font-weight="bold" officeooo:paragraph-rsid="000dcd01" style:font-size-asian="18pt" style:font-weight-asian="bold" style:font-size-complex="18pt" style:font-weight-complex="bold"/>
    </style:style>
    <style:style style:name="P29" style:family="paragraph" style:parent-style-name="Standard">
      <style:text-properties fo:font-size="18pt" fo:font-weight="bold" officeooo:rsid="000dcd01" officeooo:paragraph-rsid="000dcd01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20pt" officeooo:rsid="000dcd01" officeooo:paragraph-rsid="000dcd01" style:font-size-asian="20pt" style:font-size-complex="20pt"/>
    </style:style>
    <style:style style:name="P31" style:family="paragraph" style:parent-style-name="Standard">
      <style:text-properties fo:color="#cc7832" style:font-name="JetBrains Mono" fo:font-size="10pt" fo:font-style="normal" fo:font-weight="normal" officeooo:rsid="000dcd01" officeooo:paragraph-rsid="000dcd01" style:font-size-asian="10pt" style:font-style-asian="normal" style:font-weight-asian="normal" style:font-weight-complex="bold"/>
    </style:style>
    <style:style style:name="P32" style:family="paragraph" style:parent-style-name="Standard">
      <style:text-properties fo:font-variant="normal" fo:text-transform="none" fo:color="#212121" style:font-name="Inter" fo:font-size="9pt" fo:letter-spacing="normal" fo:font-style="normal" fo:font-weight="normal" officeooo:paragraph-rsid="000f949d"/>
    </style:style>
    <style:style style:name="P33" style:family="paragraph" style:parent-style-name="Standard">
      <style:text-properties fo:font-variant="normal" fo:text-transform="none" fo:color="#212121" style:font-name="Inter" fo:font-size="9pt" fo:letter-spacing="normal" fo:font-style="normal" fo:font-weight="normal" officeooo:rsid="0010850b" officeooo:paragraph-rsid="0010850b"/>
    </style:style>
    <style:style style:name="P34" style:family="paragraph" style:parent-style-name="Standard">
      <style:text-properties fo:font-variant="normal" fo:text-transform="none" fo:color="#212121" style:font-name="Inter" fo:font-size="9pt" fo:letter-spacing="normal" fo:font-style="normal" fo:font-weight="normal" officeooo:rsid="0010850b" officeooo:paragraph-rsid="00451baa"/>
    </style:style>
    <style:style style:name="P35" style:family="paragraph" style:parent-style-name="Standard">
      <style:text-properties fo:font-variant="normal" fo:text-transform="none" fo:color="#212121" style:font-name="Inter" fo:font-size="9pt" fo:letter-spacing="normal" fo:font-style="normal" fo:font-weight="normal" officeooo:rsid="000f949d" officeooo:paragraph-rsid="000f949d"/>
    </style:style>
    <style:style style:name="P36" style:family="paragraph" style:parent-style-name="Standard">
      <style:text-properties fo:font-variant="normal" fo:text-transform="none" fo:color="#212121" style:font-name="Inter" fo:font-size="9pt" fo:letter-spacing="normal" fo:font-style="normal" fo:font-weight="normal" officeooo:rsid="000f949d" officeooo:paragraph-rsid="00214a72"/>
    </style:style>
    <style:style style:name="P37" style:family="paragraph" style:parent-style-name="Standard">
      <style:text-properties fo:font-variant="normal" fo:text-transform="none" fo:color="#212121" style:font-name="Inter" fo:font-size="9pt" fo:letter-spacing="normal" fo:font-style="normal" fo:font-weight="normal" officeooo:rsid="000f949d" officeooo:paragraph-rsid="002dbbeb"/>
    </style:style>
    <style:style style:name="P38" style:family="paragraph" style:parent-style-name="Standard">
      <style:text-properties fo:font-variant="normal" fo:text-transform="none" fo:color="#212121" style:font-name="Inter" fo:font-size="9pt" fo:letter-spacing="normal" fo:font-style="normal" fo:font-weight="normal" officeooo:rsid="000f949d" officeooo:paragraph-rsid="00451baa"/>
    </style:style>
    <style:style style:name="P39" style:family="paragraph" style:parent-style-name="Standard">
      <style:text-properties fo:font-variant="normal" fo:text-transform="none" fo:color="#212121" style:font-name="Inter" fo:font-size="9pt" fo:letter-spacing="normal" fo:font-style="normal" fo:font-weight="normal" officeooo:rsid="000f949d" officeooo:paragraph-rsid="00627098"/>
    </style:style>
    <style:style style:name="P40" style:family="paragraph" style:parent-style-name="Standard">
      <style:text-properties fo:font-variant="normal" fo:text-transform="none" fo:color="#212121" style:font-name="Inter" fo:font-size="9pt" fo:letter-spacing="normal" fo:font-style="normal" fo:font-weight="normal" officeooo:paragraph-rsid="00214a72" fo:background-color="#fffffe"/>
    </style:style>
    <style:style style:name="P41" style:family="paragraph" style:parent-style-name="Standard">
      <style:text-properties fo:font-variant="normal" fo:text-transform="none" fo:color="#212121" style:font-name="Inter" fo:font-size="9pt" fo:letter-spacing="normal" fo:font-style="normal" fo:font-weight="normal" officeooo:rsid="0010850b" officeooo:paragraph-rsid="00214a72" fo:background-color="#fffffe"/>
    </style:style>
    <style:style style:name="P42" style:family="paragraph" style:parent-style-name="Standard">
      <style:text-properties fo:font-variant="normal" fo:text-transform="none" fo:color="#212121" style:font-name="Inter" fo:font-size="9pt" fo:letter-spacing="normal" fo:font-style="normal" fo:font-weight="normal" officeooo:rsid="0010850b" officeooo:paragraph-rsid="002dbbeb" fo:background-color="#fffffe"/>
    </style:style>
    <style:style style:name="P43" style:family="paragraph" style:parent-style-name="Standard">
      <style:text-properties fo:font-variant="normal" fo:text-transform="none" fo:color="#212121" style:font-name="Inter" fo:font-size="9pt" fo:letter-spacing="normal" fo:font-style="normal" fo:font-weight="normal" officeooo:paragraph-rsid="002dbbeb" fo:background-color="#fffffe"/>
    </style:style>
    <style:style style:name="P44" style:family="paragraph" style:parent-style-name="Standard">
      <style:text-properties fo:font-variant="normal" fo:text-transform="none" fo:color="#212121" style:font-name="Inter" fo:font-size="9pt" fo:letter-spacing="normal" fo:font-style="normal" fo:font-weight="normal" officeooo:paragraph-rsid="00214a72"/>
    </style:style>
    <style:style style:name="P45" style:family="paragraph" style:parent-style-name="Standard">
      <style:text-properties fo:font-variant="normal" fo:text-transform="none" fo:color="#212121" style:font-name="Inter" fo:font-size="9pt" fo:letter-spacing="normal" fo:font-style="normal" fo:font-weight="normal" officeooo:paragraph-rsid="002dbbeb"/>
    </style:style>
    <style:style style:name="P46" style:family="paragraph" style:parent-style-name="Standard">
      <style:text-properties fo:font-variant="normal" fo:text-transform="none" fo:color="#212121" style:font-name="Inter" fo:font-size="9pt" fo:letter-spacing="normal" fo:font-style="normal" fo:font-weight="normal" officeooo:paragraph-rsid="00451baa"/>
    </style:style>
    <style:style style:name="P47" style:family="paragraph" style:parent-style-name="Standard">
      <style:text-properties fo:font-variant="normal" fo:text-transform="none" fo:color="#212121" style:font-name="Inter" fo:font-size="9pt" fo:letter-spacing="normal" fo:font-style="normal" fo:font-weight="normal" officeooo:paragraph-rsid="00627098"/>
    </style:style>
    <style:style style:name="P48" style:family="paragraph" style:parent-style-name="Standard">
      <style:text-properties fo:font-variant="normal" fo:text-transform="none" fo:color="#212121" style:font-name="Inter" fo:font-size="14pt" fo:letter-spacing="normal" fo:font-style="normal" fo:font-weight="bold" officeooo:rsid="0010850b" officeooo:paragraph-rsid="00451baa" style:font-size-asian="14pt" style:font-weight-asian="bold" style:font-size-complex="14pt" style:font-weight-complex="bold"/>
    </style:style>
    <style:style style:name="P49" style:family="paragraph" style:parent-style-name="Standard">
      <style:text-properties fo:font-variant="normal" fo:text-transform="none" fo:color="#212121" style:font-name="Inter" fo:font-size="14pt" fo:letter-spacing="normal" fo:font-style="normal" fo:font-weight="bold" officeooo:rsid="0010850b" officeooo:paragraph-rsid="00627098" style:font-size-asian="14pt" style:font-weight-asian="bold" style:font-size-complex="14pt" style:font-weight-complex="bold"/>
    </style:style>
    <style:style style:name="P50" style:family="paragraph" style:parent-style-name="Standard">
      <style:text-properties fo:font-variant="normal" fo:text-transform="none" fo:color="#212121" style:font-name="Inter" fo:font-size="14pt" fo:letter-spacing="normal" fo:font-style="normal" fo:font-weight="bold" officeooo:rsid="0010850b" officeooo:paragraph-rsid="00451baa" fo:background-color="#fffffe" style:font-size-asian="14pt" style:font-weight-asian="bold" style:font-size-complex="14pt" style:font-weight-complex="bold"/>
    </style:style>
    <style:style style:name="P51" style:family="paragraph" style:parent-style-name="Standard">
      <style:text-properties fo:font-variant="normal" fo:text-transform="none" fo:color="#a31515" style:font-name="Inter" fo:font-size="9pt" fo:letter-spacing="normal" fo:font-style="normal" fo:font-weight="normal" officeooo:rsid="0010850b" officeooo:paragraph-rsid="0010850b" fo:background-color="#fffffe"/>
    </style:style>
    <style:style style:name="P52" style:family="paragraph" style:parent-style-name="Standard">
      <style:text-properties fo:font-variant="normal" fo:text-transform="none" fo:color="#a31515" style:font-name="Inter" fo:font-size="9pt" fo:letter-spacing="normal" fo:font-style="normal" fo:font-weight="normal" officeooo:rsid="0010850b" officeooo:paragraph-rsid="00214a72" fo:background-color="#fffffe"/>
    </style:style>
    <style:style style:name="P53" style:family="paragraph" style:parent-style-name="Standard">
      <style:text-properties fo:font-variant="normal" fo:text-transform="none" fo:color="#a31515" style:font-name="Inter" fo:font-size="9pt" fo:letter-spacing="normal" fo:font-style="normal" fo:font-weight="normal" officeooo:rsid="0010850b" officeooo:paragraph-rsid="002dbbeb" fo:background-color="#fffffe"/>
    </style:style>
    <style:style style:name="P54" style:family="paragraph" style:parent-style-name="Standard">
      <style:text-properties fo:font-variant="normal" fo:text-transform="none" fo:color="#a31515" style:font-name="Inter" fo:font-size="9pt" fo:letter-spacing="normal" fo:font-style="normal" fo:font-weight="normal" officeooo:rsid="0010850b" officeooo:paragraph-rsid="00451baa" fo:background-color="#fffffe"/>
    </style:style>
    <style:style style:name="P55" style:family="paragraph" style:parent-style-name="Standard">
      <style:text-properties fo:font-variant="normal" fo:text-transform="none" fo:color="#a31515" style:font-name="Inter" fo:font-size="9pt" fo:letter-spacing="normal" fo:font-style="normal" fo:font-weight="normal" officeooo:rsid="0010850b" officeooo:paragraph-rsid="00627098" fo:background-color="#fffffe"/>
    </style:style>
    <style:style style:name="P56" style:family="paragraph" style:parent-style-name="Standard">
      <style:text-properties officeooo:paragraph-rsid="00451baa"/>
    </style:style>
    <style:style style:name="P57" style:family="paragraph" style:parent-style-name="Standard">
      <style:text-properties officeooo:paragraph-rsid="00620795"/>
    </style:style>
    <style:style style:name="P58" style:family="paragraph" style:parent-style-name="Standard">
      <style:text-properties officeooo:paragraph-rsid="00627098"/>
    </style:style>
    <style:style style:name="P59" style:family="paragraph" style:parent-style-name="Standard">
      <style:text-properties fo:color="#000000" style:font-name="IBMPlexMono, monospace,1" officeooo:paragraph-rsid="000f949d" fo:background-color="#fffffe"/>
    </style:style>
    <style:style style:name="P60" style:family="paragraph" style:parent-style-name="Standard">
      <style:text-properties fo:color="#000000" style:font-name="IBMPlexMono, monospace,2" fo:background-color="#fffffe"/>
    </style:style>
    <style:style style:name="P61" style:family="paragraph" style:parent-style-name="Standard">
      <style:text-properties fo:color="#000000" style:font-name="IBMPlexMono, monospace,2" officeooo:paragraph-rsid="000f949d" fo:background-color="#fffffe"/>
    </style:style>
    <style:style style:name="P62" style:family="paragraph" style:parent-style-name="Standard">
      <style:text-properties fo:color="#000000" style:font-name="IBMPlexMono, monospace,2" officeooo:paragraph-rsid="002dbbeb" fo:background-color="#fffffe"/>
    </style:style>
    <style:style style:name="P63" style:family="paragraph" style:parent-style-name="Standard">
      <style:text-properties fo:color="#000000" style:font-name="IBMPlexMono, monospace," officeooo:paragraph-rsid="002dbbeb" fo:background-color="#fffffe"/>
    </style:style>
    <style:style style:name="T1" style:family="text">
      <style:text-properties officeooo:rsid="000dcd01"/>
    </style:style>
    <style:style style:name="T2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style:font-name="JetBrains Mono" fo:font-size="10pt" fo:font-style="normal" fo:font-weight="normal" officeooo:rsid="000f949d" style:font-size-asian="10pt" style:font-style-asian="normal" style:font-weight-asian="normal"/>
    </style:style>
    <style:style style:name="T4" style:family="text">
      <style:text-properties fo:color="#cc7832" style:font-name="JetBrains Mono" fo:font-size="10pt" fo:font-style="normal" fo:font-weight="normal" officeooo:rsid="0013fd9b" style:font-size-asian="10pt" style:font-style-asian="normal" style:font-weight-asian="normal"/>
    </style:style>
    <style:style style:name="T5" style:family="text">
      <style:text-properties fo:color="#cc7832" style:font-name="JetBrains Mono" fo:font-size="10pt" fo:font-style="normal" fo:font-weight="normal" officeooo:rsid="000dcd01" style:font-size-asian="10pt" style:font-style-asian="normal" style:font-weight-asian="normal" style:font-weight-complex="bold"/>
    </style:style>
    <style:style style:name="T6" style:family="text">
      <style:text-properties fo:color="#cc7832" style:font-name="JetBrains Mono" fo:font-size="10pt" fo:font-style="normal" fo:font-weight="normal" officeooo:rsid="000f949d" style:font-size-asian="10pt" style:font-style-asian="normal" style:font-weight-asian="normal" style:font-weight-complex="bold"/>
    </style:style>
    <style:style style:name="T7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style:font-name="JetBrains Mono" fo:font-size="10pt" fo:font-style="normal" fo:font-weight="normal" officeooo:rsid="000dcd01" style:font-size-asian="10pt" style:font-style-asian="normal" style:font-weight-asian="normal" style:font-weight-complex="bold"/>
    </style:style>
    <style:style style:name="T9" style:family="text">
      <style:text-properties fo:color="#a9b7c6" style:font-name="JetBrains Mono" fo:font-size="10pt" fo:font-style="normal" fo:font-weight="normal" officeooo:rsid="004e141a" style:font-size-asian="10pt" style:font-style-asian="normal" style:font-weight-asian="normal" style:font-weight-complex="bold"/>
    </style:style>
    <style:style style:name="T10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9876aa" style:font-name="JetBrains Mono" fo:font-size="10pt" fo:font-style="normal" fo:font-weight="normal" officeooo:rsid="000dcd01" style:font-size-asian="10pt" style:font-style-asian="normal" style:font-weight-asian="normal" style:font-weight-complex="bold"/>
    </style:style>
    <style:style style:name="T12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897bb" style:font-name="JetBrains Mono" fo:font-size="10pt" fo:font-style="normal" fo:font-weight="normal" officeooo:rsid="000dcd01" style:font-size-asian="10pt" style:font-style-asian="normal" style:font-weight-asian="normal" style:font-weight-complex="bold"/>
    </style:style>
    <style:style style:name="T14" style:family="text">
      <style:text-properties fo:color="#6a8759" style:font-name="JetBrains Mono" fo:font-size="10pt" fo:font-style="normal" fo:font-weight="normal" officeooo:rsid="000dcd01" style:font-size-asian="10pt" style:font-style-asian="normal" style:font-weight-asian="normal" style:font-weight-complex="bold"/>
    </style:style>
    <style:style style:name="T15" style:family="text">
      <style:text-properties officeooo:rsid="000f949d"/>
    </style:style>
    <style:style style:name="T16" style:family="text">
      <style:text-properties fo:font-weight="bold" officeooo:rsid="000dcd01" style:font-weight-asian="bold" style:font-weight-complex="bold"/>
    </style:style>
    <style:style style:name="T17" style:family="text">
      <style:text-properties fo:font-variant="normal" fo:text-transform="none" fo:color="#212121" style:font-name="Inter" fo:font-size="9pt" fo:letter-spacing="normal" fo:font-style="normal" fo:font-weight="normal"/>
    </style:style>
    <style:style style:name="T18" style:family="text">
      <style:text-properties fo:font-variant="normal" fo:text-transform="none" fo:color="#212121" style:font-name="Inter" fo:font-size="9pt" fo:letter-spacing="normal" fo:font-style="normal" fo:font-weight="normal" officeooo:rsid="00214a72"/>
    </style:style>
    <style:style style:name="T19" style:family="text">
      <style:text-properties fo:font-variant="normal" fo:text-transform="none" fo:color="#212121" style:font-name="Inter" fo:font-size="9pt" fo:letter-spacing="normal" fo:font-style="normal" fo:font-weight="normal" officeooo:rsid="002dbbeb"/>
    </style:style>
    <style:style style:name="T20" style:family="text">
      <style:text-properties fo:font-variant="normal" fo:text-transform="none" fo:color="#212121" style:font-name="Inter" fo:font-size="9pt" fo:letter-spacing="normal" fo:font-style="normal" fo:font-weight="normal" officeooo:rsid="00451baa"/>
    </style:style>
    <style:style style:name="T21" style:family="text">
      <style:text-properties fo:font-variant="normal" fo:text-transform="none" fo:color="#212121" style:font-name="Inter" fo:font-size="9pt" fo:letter-spacing="normal" fo:font-style="normal" fo:font-weight="normal" officeooo:rsid="00469b48"/>
    </style:style>
    <style:style style:name="T22" style:family="text">
      <style:text-properties fo:font-variant="normal" fo:text-transform="none" fo:color="#212121" style:font-name="Inter" fo:font-size="9pt" fo:letter-spacing="normal" fo:font-style="normal" fo:font-weight="normal" officeooo:rsid="00693514"/>
    </style:style>
    <style:style style:name="T23" style:family="text">
      <style:text-properties fo:font-variant="normal" fo:text-transform="none" fo:color="#212121" style:font-name="Inter" fo:font-size="9pt" fo:letter-spacing="normal" fo:font-style="normal" fo:font-weight="normal" officeooo:rsid="000f949d"/>
    </style:style>
    <style:style style:name="T24" style:family="text">
      <style:text-properties fo:font-variant="normal" fo:text-transform="none" fo:color="#212121" style:font-name="Inter" fo:font-size="9pt" fo:letter-spacing="normal" fo:font-style="normal" fo:font-weight="normal" officeooo:rsid="007a2822"/>
    </style:style>
    <style:style style:name="T25" style:family="text">
      <style:text-properties fo:font-variant="normal" fo:text-transform="none" fo:color="#212121" style:font-name="Inter" fo:font-size="14pt" fo:letter-spacing="normal" fo:font-style="normal" fo:font-weight="bold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212121" style:font-name="Inter" fo:font-size="14pt" fo:letter-spacing="normal" fo:font-style="normal" fo:font-weight="bold" officeooo:rsid="000f949d" style:font-size-asian="14pt" style:font-weight-asian="bold" style:font-size-complex="14pt" style:font-weight-complex="bold"/>
    </style:style>
    <style:style style:name="T27" style:family="text">
      <style:text-properties fo:color="#a31515"/>
    </style:style>
    <style:style style:name="T28" style:family="text">
      <style:text-properties fo:color="#098658"/>
    </style:style>
    <style:style style:name="T29" style:family="text">
      <style:text-properties fo:color="#0451a5"/>
    </style:style>
    <style:style style:name="T30" style:family="text">
      <style:text-properties fo:color="#0451a5" fo:font-weight="bold"/>
    </style:style>
    <style:style style:name="T31" style:family="text">
      <style:text-properties officeooo:rsid="0010850b"/>
    </style:style>
    <style:style style:name="T32" style:family="text">
      <style:text-properties officeooo:rsid="00214a72"/>
    </style:style>
    <style:style style:name="T33" style:family="text">
      <style:text-properties fo:font-size="14pt" fo:font-weight="bold" style:font-size-asian="14pt" style:font-weight-asian="bold" style:font-size-complex="14pt" style:font-weight-complex="bold"/>
    </style:style>
    <style:style style:name="T34" style:family="text">
      <style:text-properties fo:font-size="14pt" fo:font-weight="bold" officeooo:rsid="000dcd01" style:font-size-asian="14pt" style:font-weight-asian="bold" style:font-size-complex="14pt" style:font-weight-complex="bold"/>
    </style:style>
    <style:style style:name="T35" style:family="text">
      <style:text-properties fo:font-size="14pt" fo:font-weight="bold" officeooo:rsid="000f949d" style:font-size-asian="14pt" style:font-weight-asian="bold" style:font-size-complex="14pt" style:font-weight-complex="bold"/>
    </style:style>
    <style:style style:name="T36" style:family="text">
      <style:text-properties fo:font-size="14pt" fo:font-weight="bold" officeooo:rsid="00627098" style:font-size-asian="14pt" style:font-weight-asian="bold" style:font-size-complex="14pt" style:font-weight-complex="bold"/>
    </style:style>
    <style:style style:name="T37" style:family="text">
      <style:text-properties fo:font-size="14pt" fo:font-weight="bold" officeooo:rsid="00693514" style:font-size-asian="14pt" style:font-weight-asian="bold" style:font-size-complex="14pt" style:font-weight-complex="bold"/>
    </style:style>
    <style:style style:name="T38" style:family="text">
      <style:text-properties officeooo:rsid="00451baa"/>
    </style:style>
    <style:style style:name="T39" style:family="text">
      <style:text-properties officeooo:rsid="00469b48"/>
    </style:style>
    <style:style style:name="T40" style:family="text">
      <style:text-properties officeooo:rsid="00627098"/>
    </style:style>
    <style:style style:name="T41" style:family="text">
      <style:text-properties officeooo:rsid="00844c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Delivery system design document</text:p>
      <text:p text:style-name="P29">1、Delivery management program, mainly complete three core functions</text:p>
      <text:p text:style-name="P1">a、Order delivery split</text:p>
      <text:p text:style-name="P1">b、Order delivery consolidation</text:p>
      <text:p text:style-name="P1">c、Order weight increases or decreases, shipping orders increase or decrease proportionally</text:p>
      <text:p text:style-name="P1"/>
      <text:p text:style-name="P29">2、Table structure design</text:p>
      <text:p text:style-name="P1"/>
      <text:p text:style-name="P1">t_trade ，Shipping details associated with the order</text:p>
      <text:p text:style-name="P1">t_goods_send，Order delivery Details</text:p>
      <text:p text:style-name="P31"/>
      <text:p text:style-name="P4"/>
      <text:p text:style-name="P5"><text:bookmark-start text:name="__DdeLink__746_3042835210"/><text:span text:style-name="T2">create table </text:span><text:span text:style-name="T7">t_trade</text:span><text:line-break/><text:span text:style-name="T7">(</text:span><text:line-break/><text:span text:style-name="T7"> <text:s text:c="3"/></text:span><text:span text:style-name="T10">id <text:s text:c="9"/></text:span><text:span text:style-name="T2">int auto_increment</text:span><text:line-break/><text:span text:style-name="T2"> <text:s text:c="7"/>primary key,</text:span><text:line-break/><text:span text:style-name="T2"> <text:s text:c="3"/></text:span><text:span text:style-name="T10">name <text:s text:c="7"/></text:span><text:span text:style-name="T2">varchar</text:span><text:span text:style-name="T7">(</text:span><text:span text:style-name="T12">100</text:span><text:span text:style-name="T7">) <text:s/></text:span><text:span text:style-name="T2">not null </text:span><text:span text:style-name="T3">comment ‘product name</text:span><text:span text:style-name="T4">’</text:span><text:span text:style-name="T2">, <text:s text:c="2"/></text:span><text:line-break/><text:span text:style-name="T2"> <text:s text:c="3"/></text:span><text:span text:style-name="T10">weight <text:s text:c="5"/></text:span><text:span text:style-name="T2">double</text:span><text:span text:style-name="T7">(</text:span><text:span text:style-name="T12">12</text:span><text:span text:style-name="T2">, </text:span><text:span text:style-name="T12">2</text:span><text:span text:style-name="T7">) </text:span><text:span text:style-name="T2">not null </text:span><text:span text:style-name="T3">comment ‘product total weight’</text:span><text:span text:style-name="T2">,</text:span><text:line-break/><text:span text:style-name="T2"> <text:s text:c="3"/></text:span><text:span text:style-name="T10">create_date </text:span><text:span text:style-name="T2">datetime <text:s text:c="5"/>,</text:span><text:line-break/><text:span text:style-name="T2"> <text:s text:c="3"/></text:span><text:span text:style-name="T10">remark <text:s text:c="5"/></text:span><text:span text:style-name="T2">varchar</text:span><text:span text:style-name="T7">(</text:span><text:span text:style-name="T12">100</text:span><text:span text:style-name="T7">) <text:s/></text:span><text:span text:style-name="T2">null,</text:span><text:line-break/><text:span text:style-name="T2"> <text:s text:c="3"/></text:span><text:span text:style-name="T10">order_id <text:s text:c="3"/></text:span><text:span text:style-name="T2">varchar</text:span><text:span text:style-name="T7">(</text:span><text:span text:style-name="T12">32</text:span><text:span text:style-name="T7">) <text:s text:c="2"/></text:span><text:span text:style-name="T2">null,</text:span><text:line-break/><text:span text:style-name="T2"> <text:s text:c="3"/>constraint </text:span><text:span text:style-name="T7">t_trade__index_order_id</text:span><text:line-break/><text:span text:style-name="T7"> <text:s text:c="7"/></text:span><text:span text:style-name="T2">unique </text:span><text:span text:style-name="T7">(</text:span><text:span text:style-name="T10">order_id</text:span><text:span text:style-name="T7">)</text:span><text:line-break/><text:span text:style-name="T7">)</text:span><text:span text:style-name="T2">;</text:span><text:bookmark-end text:name="__DdeLink__746_3042835210"/><text:line-break/></text:p>
      <text:p text:style-name="P4"/>
      <text:p text:style-name="P57"><text:span text:style-name="T5">create table </text:span><text:span text:style-name="T8">t_</text:span><text:span text:style-name="T9">shipment</text:span><text:span text:style-name="T16"><text:line-break/></text:span><text:span text:style-name="T8">(</text:span><text:span text:style-name="T16"><text:line-break/></text:span><text:span text:style-name="T8"> <text:s text:c="3"/></text:span><text:span text:style-name="T11">id <text:s text:c="12"/></text:span><text:span text:style-name="T5">int auto_increment</text:span><text:span text:style-name="T16"><text:line-break/></text:span><text:span text:style-name="T5"> <text:s text:c="7"/>primary key,</text:span><text:span text:style-name="T16"><text:line-break/></text:span><text:span text:style-name="T5"> <text:s text:c="3"/></text:span><text:span text:style-name="T11">trade_id <text:s text:c="6"/></text:span><text:span text:style-name="T5">int <text:s text:c="10"/>null,</text:span><text:span text:style-name="T16"><text:line-break/></text:span><text:span text:style-name="T5"> <text:s text:c="3"/></text:span><text:span text:style-name="T11">weight <text:s text:c="8"/></text:span><text:span text:style-name="T5">double</text:span><text:span text:style-name="T8">(</text:span><text:span text:style-name="T13">10</text:span><text:span text:style-name="T5">, </text:span><text:span text:style-name="T13">2</text:span><text:span text:style-name="T8">) </text:span><text:span text:style-name="T5">null,</text:span><text:span text:style-name="T16"><text:line-break/></text:span><text:span text:style-name="T5"> <text:s text:c="3"/></text:span><text:span text:style-name="T11">create_date <text:s text:c="3"/></text:span><text:span text:style-name="T5">datetime <text:s text:c="5"/>null,</text:span><text:span text:style-name="T16"><text:line-break/></text:span><text:span text:style-name="T5"> <text:s text:c="3"/></text:span><text:span text:style-name="T11">courier_number </text:span><text:span text:style-name="T5">varchar</text:span><text:span text:style-name="T8">(</text:span><text:span text:style-name="T13">16</text:span><text:span text:style-name="T8">) <text:s text:c="2"/></text:span><text:span text:style-name="T5">null </text:span><text:span text:style-name="T6">comment ‘product courier number</text:span><text:span text:style-name="T11"> </text:span><text:span text:style-name="T6">’,</text:span><text:line-break/><text:span text:style-name="T2">constraint </text:span><text:span text:style-name="T7">t_shipment__index_courier_unique</text:span><text:line-break/><text:span text:style-name="T7"> <text:s text:c="3"/></text:span><text:span text:style-name="T2">unique </text:span><text:span text:style-name="T7">(</text:span><text:span text:style-name="T10">courier_number</text:span><text:span text:style-name="T7">)</text:span></text:p>
      <text:p text:style-name="P57"><text:span text:style-name="T16"><text:line-break/></text:span><text:span text:style-name="T8">)</text:span><text:span text:style-name="T16"><text:line-break/></text:span><text:span text:style-name="T8"> <text:s text:c="3"/></text:span><text:span text:style-name="T5">comment </text:span><text:span text:style-name="T14">'</text:span><text:span text:style-name="T9">shipment </text:span><text:span text:style-name="T14">'</text:span><text:span text:style-name="T5">;</text:span></text:p>
      <text:p text:style-name="P31"/>
      <text:p text:style-name="P31"/>
      <text:p text:style-name="P28"><text:span text:style-name="T1">3、</text:span><text:span text:style-name="T31">API</text:span><text:span text:style-name="T1"> documentation</text:span></text:p>
      <text:p text:style-name="P1"/>
      <text:p text:style-name="P1"><text:a xlink:type="simple" xlink:href="http://localhost:8090//swagger-ui/index.html" text:style-name="Internet_20_link" text:visited-style-name="Visited_20_Internet_20_Link">http://localhost:8090//swagger-ui/index.html</text:a></text:p>
      <text:p text:style-name="P1"/>
      <text:p text:style-name="P2"><text:span text:style-name="T33">name</text:span>: <text:span text:style-name="T38">create </text:span><text:span text:style-name="T40">trade</text:span></text:p>
      <text:p text:style-name="P56"><text:span text:style-name="T35">url-</text:span><text:span text:style-name="T36">post</text:span><text:span text:style-name="T15">: </text:span><text:span text:style-name="T17">127.0.0.1:8090/shi</text:span><text:span text:style-name="T20">pment</text:span></text:p>
      <text:p text:style-name="P46"/>
      <text:p text:style-name="P10"><text:span text:style-name="T25">request body</text:span><text:span text:style-name="T17"> :</text:span></text:p>
      <text:p text:style-name="P34">‘remark’ is not necessarily</text:p>
      <text:p text:style-name="P38"/>
      <text:p text:style-name="P12"><text:soft-page-break/>{</text:p>
      <text:p text:style-name="P11"><text:span text:style-name="T27">"weight"</text:span>:<text:span text:style-name="T28">600</text:span>,</text:p>
      <text:p text:style-name="P11"><text:span text:style-name="T27">"orderId"</text:span>:<text:span text:style-name="T28">1017</text:span>,</text:p>
      <text:p text:style-name="P11"><text:span text:style-name="T27">"goodsName"</text:span>:<text:span text:style-name="T29">"shangpin12"</text:span>,</text:p>
      <text:p text:style-name="P11"><text:span text:style-name="T27">"remark"</text:span>:<text:span text:style-name="T29">"lx12"</text:span></text:p>
      <text:p text:style-name="Standard"/>
      <text:p text:style-name="P11">}</text:p>
      <text:p text:style-name="P12"/>
      <text:p text:style-name="P38"/>
      <text:p text:style-name="P24"><text:span text:style-name="T25">response</text:span><text:span text:style-name="T17">:</text:span></text:p>
      <text:p text:style-name="P54"/>
      <text:p text:style-name="P12">{</text:p>
      <text:p text:style-name="P11"><text:span text:style-name="T27">"respCode"</text:span>: {</text:p>
      <text:p text:style-name="P11"><text:span text:style-name="T27">"code"</text:span>: <text:span text:style-name="T29">"1"</text:span>,</text:p>
      <text:p text:style-name="P11"><text:span text:style-name="T27">"message"</text:span>: <text:span text:style-name="T29">"success"</text:span></text:p>
      <text:p text:style-name="P11">},</text:p>
      <text:p text:style-name="P11"><text:span text:style-name="T27">"data"</text:span>: {</text:p>
      <text:p text:style-name="P11"><text:span text:style-name="T27">"courierNumber"</text:span>: <text:span text:style-name="T29">"1647574303815"</text:span>,</text:p>
      <text:p text:style-name="P11"><text:span text:style-name="T27">"weight"</text:span>: <text:span text:style-name="T28">600.0</text:span></text:p>
      <text:p text:style-name="P11">}</text:p>
      <text:p text:style-name="P11">}</text:p>
      <text:p text:style-name="P12"/>
      <text:p text:style-name="P12"/>
      <text:p text:style-name="P48">---------------------------------------------------------------------</text:p>
      <text:p text:style-name="P48"/>
      <text:p text:style-name="P3"><text:span text:style-name="T33">name</text:span>: <text:span text:style-name="T38"><text:s/></text:span><text:span text:style-name="T40">shipment list</text:span></text:p>
      <text:p text:style-name="P58"><text:span text:style-name="T35">url-</text:span><text:span text:style-name="T37">get</text:span><text:span text:style-name="T15">: </text:span><text:span text:style-name="T17">127.0.0.1:8090/shi</text:span><text:span text:style-name="T20">pment/</text:span><text:span text:style-name="T22">{or</text:span><text:span text:style-name="T24">der</text:span><text:span text:style-name="T22">Id}</text:span></text:p>
      <text:p text:style-name="P47"/>
      <text:p text:style-name="P58"><text:span text:style-name="T26">request body</text:span><text:span text:style-name="T23"> :</text:span></text:p>
      <text:p text:style-name="P39"/>
      <text:p text:style-name="P25"><text:span text:style-name="T25">response</text:span><text:span text:style-name="T17">:</text:span></text:p>
      <text:p text:style-name="P55"/>
      <text:p text:style-name="P19">{</text:p>
      <text:p text:style-name="P18"><text:span text:style-name="T27">"respCode"</text:span>: {</text:p>
      <text:p text:style-name="P18"><text:span text:style-name="T27">"code"</text:span>: <text:span text:style-name="T29">"1"</text:span>,</text:p>
      <text:p text:style-name="P18"><text:span text:style-name="T27">"message"</text:span>: <text:span text:style-name="T29">"success"</text:span></text:p>
      <text:p text:style-name="P18">},</text:p>
      <text:p text:style-name="P18"><text:span text:style-name="T27">"data"</text:span>: [</text:p>
      <text:p text:style-name="P18">{</text:p>
      <text:p text:style-name="P18"><text:span text:style-name="T27">"courierNumber"</text:span>: <text:span text:style-name="T29">"1647596976274"</text:span>,</text:p>
      <text:p text:style-name="P18"><text:span text:style-name="T27">"weight"</text:span>: <text:span text:style-name="T28">375.0</text:span></text:p>
      <text:p text:style-name="P18">},</text:p>
      <text:p text:style-name="P18">{</text:p>
      <text:p text:style-name="P18"><text:span text:style-name="T27">"courierNumber"</text:span>: <text:span text:style-name="T29">"1647597172508"</text:span>,</text:p>
      <text:p text:style-name="P18"><text:span text:style-name="T27">"weight"</text:span>: <text:span text:style-name="T28">125.0</text:span></text:p>
      <text:p text:style-name="P18">}</text:p>
      <text:p text:style-name="P18">]</text:p>
      <text:p text:style-name="P18">}</text:p>
      <text:p text:style-name="P17"/>
      <text:p text:style-name="P17"/>
      <text:p text:style-name="P17"/>
      <text:p text:style-name="P49">---------------------------------------------------------------------</text:p>
      <text:p text:style-name="P48"><text:soft-page-break/></text:p>
      <text:p text:style-name="P1"><text:span text:style-name="T33">name</text:span>: <text:span text:style-name="T15">split </text:span></text:p>
      <text:p text:style-name="P6"><text:span text:style-name="T35">url-</text:span><text:span text:style-name="T37">post</text:span><text:span text:style-name="T15">: </text:span><text:span text:style-name="T17">127.0.0.1:8090/</text:span><text:span text:style-name="T20">shipment/</text:span><text:span text:style-name="T17">spit</text:span></text:p>
      <text:p text:style-name="P32"/>
      <text:p text:style-name="P7"><text:span text:style-name="T25">request body</text:span><text:span text:style-name="T17"> :</text:span></text:p>
      <text:p text:style-name="P33">‘remark’ is not necessarily</text:p>
      <text:p text:style-name="P35"/>
      <text:p text:style-name="P61">{</text:p>
      <text:p text:style-name="P60"><text:span text:style-name="T27">"courierNumber"</text:span>:<text:span text:style-name="T29">"1647827218412"</text:span>,</text:p>
      <text:p text:style-name="P60"><text:span text:style-name="T27">"splitWeightList"</text:span>:[<text:span text:style-name="T28">30</text:span>,<text:span text:style-name="T28">70</text:span>,<text:span text:style-name="T28">700</text:span>]</text:p>
      <text:p text:style-name="P60">}</text:p>
      <text:p text:style-name="P59"/>
      <text:p text:style-name="P13"/>
      <text:p text:style-name="P13"/>
      <text:p text:style-name="P35"/>
      <text:p text:style-name="P21"><text:span text:style-name="T25">response</text:span><text:span text:style-name="T17">:</text:span></text:p>
      <text:p text:style-name="P51"/>
      <text:p text:style-name="P14">{</text:p>
      <text:p text:style-name="P11"><text:span text:style-name="T27">"respCode"</text:span>: {</text:p>
      <text:p text:style-name="P11"><text:span text:style-name="T27">"code"</text:span>: <text:span text:style-name="T29">"1"</text:span>,</text:p>
      <text:p text:style-name="P11"><text:span text:style-name="T27">"message"</text:span>: <text:span text:style-name="T29">"success"</text:span></text:p>
      <text:p text:style-name="P11">},</text:p>
      <text:p text:style-name="P11"><text:span text:style-name="T27">"data"</text:span>: [</text:p>
      <text:p text:style-name="P11">{</text:p>
      <text:p text:style-name="P11"><text:span text:style-name="T27">"courierNumber"</text:span>: <text:span text:style-name="T29">"1647574522527"</text:span>,</text:p>
      <text:p text:style-name="P11"><text:span text:style-name="T27">"weight"</text:span>: <text:span text:style-name="T28">50.0</text:span></text:p>
      <text:p text:style-name="P11">},</text:p>
      <text:p text:style-name="P11">{</text:p>
      <text:p text:style-name="P11"><text:span text:style-name="T27">"courierNumber"</text:span>: <text:span text:style-name="T29">"1647574522528"</text:span>,</text:p>
      <text:p text:style-name="P11"><text:span text:style-name="T27">"weight"</text:span>: <text:span text:style-name="T28">50.0</text:span></text:p>
      <text:p text:style-name="P11">},</text:p>
      <text:p text:style-name="P11">{</text:p>
      <text:p text:style-name="P11"><text:span text:style-name="T27">"courierNumber"</text:span>: <text:span text:style-name="T29">"1647574522529"</text:span>,</text:p>
      <text:p text:style-name="P11"><text:span text:style-name="T27">"weight"</text:span>: <text:span text:style-name="T28">500.0</text:span></text:p>
      <text:p text:style-name="P11">}</text:p>
      <text:p text:style-name="P11">]</text:p>
      <text:p text:style-name="P11">}</text:p>
      <text:p text:style-name="P14"/>
      <text:p text:style-name="P34">-<text:span text:style-name="T33">---------------------------------------------------------------------</text:span></text:p>
      <text:p text:style-name="P48"/>
      <text:p text:style-name="P26"><text:span text:style-name="T34">name</text:span><text:span text:style-name="T1">: </text:span><text:span text:style-name="T32">merge</text:span></text:p>
      <text:p text:style-name="P26"><text:span text:style-name="T35">url-</text:span><text:span text:style-name="T37">post</text:span><text:span text:style-name="T15">: </text:span><text:span text:style-name="T17">127.0.0.1:8090/</text:span><text:span text:style-name="T21">shipment/</text:span><text:span text:style-name="T18">merge</text:span></text:p>
      <text:p text:style-name="P44"/>
      <text:p text:style-name="P8"><text:span text:style-name="T25">request body</text:span><text:span text:style-name="T17"> :</text:span></text:p>
      <text:p text:style-name="P20">{</text:p>
      <text:p text:style-name="P18"><text:span text:style-name="T27">"courierNumberList"</text:span>:[<text:span text:style-name="T29">"1647596976272"</text:span>,<text:span text:style-name="T29">"1647596976273"</text:span>]</text:p>
      <text:p text:style-name="P18">}</text:p>
      <text:p text:style-name="P16"/>
      <text:p text:style-name="P40"/>
      <text:p text:style-name="P36"/>
      <text:p text:style-name="P22"><text:span text:style-name="T25">response</text:span><text:span text:style-name="T17">:</text:span></text:p>
      <text:p text:style-name="P52"/>
      <text:p text:style-name="P16"><text:soft-page-break/>{</text:p>
      <text:p text:style-name="P11"><text:span text:style-name="T27">"respCode"</text:span>: {</text:p>
      <text:p text:style-name="P11"><text:span text:style-name="T27">"code"</text:span>: <text:span text:style-name="T29">"1"</text:span>,</text:p>
      <text:p text:style-name="P11"><text:span text:style-name="T27">"message"</text:span>: <text:span text:style-name="T29">"success"</text:span></text:p>
      <text:p text:style-name="P11">},</text:p>
      <text:p text:style-name="P11"><text:span text:style-name="T27">"data"</text:span>: {</text:p>
      <text:p text:style-name="P11"><text:span text:style-name="T27">"courierNumber"</text:span>: <text:span text:style-name="T29">"1647574847171"</text:span>,</text:p>
      <text:p text:style-name="P11"><text:span text:style-name="T27">"weight"</text:span>: <text:span text:style-name="T28">50.0</text:span></text:p>
      <text:p text:style-name="P11">}</text:p>
      <text:p text:style-name="P11">}</text:p>
      <text:p text:style-name="P16"/>
      <text:p text:style-name="P50">---------------------------------------------------------------------</text:p>
      <text:p text:style-name="P41"/>
      <text:p text:style-name="P27"><text:span text:style-name="T34">name</text:span><text:span text:style-name="T1">: </text:span><text:span text:style-name="T39">change </text:span></text:p>
      <text:p text:style-name="P27"><text:span text:style-name="T35">url-</text:span><text:span text:style-name="T37">post</text:span><text:span text:style-name="T15">: </text:span><text:span text:style-name="T17">127.0.0.1:8090/</text:span><text:span text:style-name="T21">shipment/</text:span><text:span text:style-name="T19">change</text:span></text:p>
      <text:p text:style-name="P45"/>
      <text:p text:style-name="P9"><text:span text:style-name="T25">request body</text:span><text:span text:style-name="T17"> :</text:span></text:p>
      <text:p text:style-name="P15">{</text:p>
      <text:p text:style-name="P11"><text:span text:style-name="T27">"weight"</text:span>:<text:span text:style-name="T41">9</text:span><text:span text:style-name="T28">00</text:span>,</text:p>
      <text:p text:style-name="P11"><text:span text:style-name="T27">"orderId"</text:span>:<text:span text:style-name="T28">1017</text:span></text:p>
      <text:p text:style-name="P11">}</text:p>
      <text:p text:style-name="P15"/>
      <text:p text:style-name="P43"/>
      <text:p text:style-name="P43"/>
      <text:p text:style-name="P37"/>
      <text:p text:style-name="P23"><text:span text:style-name="T25">response</text:span><text:span text:style-name="T17">:</text:span></text:p>
      <text:p text:style-name="P53"/>
      <text:p text:style-name="P62">{</text:p>
      <text:p text:style-name="P60"><text:span text:style-name="T27">"respCode"</text:span>: {</text:p>
      <text:p text:style-name="P60"><text:span text:style-name="T27">"code"</text:span>: <text:span text:style-name="T29">"1"</text:span>,</text:p>
      <text:p text:style-name="P60"><text:span text:style-name="T27">"message"</text:span>: <text:span text:style-name="T29">"success"</text:span></text:p>
      <text:p text:style-name="P60">},</text:p>
      <text:p text:style-name="P60"><text:span text:style-name="T27">"data"</text:span>: [</text:p>
      <text:p text:style-name="P60">{</text:p>
      <text:p text:style-name="P60"><text:span text:style-name="T27">"courierNumber"</text:span>: <text:span text:style-name="T29">"1647827307423"</text:span>,</text:p>
      <text:p text:style-name="P60"><text:span text:style-name="T27">"weight"</text:span>: <text:span text:style-name="T28">100.0</text:span></text:p>
      <text:p text:style-name="P60">},</text:p>
      <text:p text:style-name="P60">{</text:p>
      <text:p text:style-name="P60"><text:span text:style-name="T27">"courierNumber"</text:span>: <text:span text:style-name="T29">"1647827443998"</text:span>,</text:p>
      <text:p text:style-name="P60"><text:span text:style-name="T27">"weight"</text:span>: <text:span text:style-name="T28">30.0</text:span></text:p>
      <text:p text:style-name="P60">},</text:p>
      <text:p text:style-name="P60">{</text:p>
      <text:p text:style-name="P60"><text:span text:style-name="T27">"courierNumber"</text:span>: <text:span text:style-name="T29">"1647827443999"</text:span>,</text:p>
      <text:p text:style-name="P60"><text:span text:style-name="T27">"weight"</text:span>: <text:span text:style-name="T28">70.0</text:span></text:p>
      <text:p text:style-name="P60">},</text:p>
      <text:p text:style-name="P60">{</text:p>
      <text:p text:style-name="P60"><text:span text:style-name="T27">"courierNumber"</text:span>: <text:span text:style-name="T29">"1647827444000"</text:span>,</text:p>
      <text:p text:style-name="P60"><text:span text:style-name="T27">"weight"</text:span>: <text:span text:style-name="T28">700.0</text:span></text:p>
      <text:p text:style-name="P60">}</text:p>
      <text:p text:style-name="P60">]</text:p>
      <text:p text:style-name="P60">}</text:p>
      <text:p text:style-name="P15"/>
      <text:p text:style-name="P4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PlexMono, monospace,2" svg:font-family="'IBMPlexMono, monospace,', 'Droid Sans Fallback', '',', 'Droid Sans Mono', ',', monospace, ', monospace,', 'Droid Sans Fallback', 'font-weight: normal', 'font-size: 12px', 'line-height: 18px', 'white-space: pre'"/>
    <style:font-face style:name="IBMPlexMono, monospace,1" svg:font-family="'IBMPlexMono, monospace,', 'Droid Sans Fallback', ', 'Droid Sans Mono',', ', monospace,', monospace, ', 'Droid Sans Fallback', 'font-weight: normal', 'font-size: 12px', 'line-height: 18px', 'white-space: pre'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Inter" svg:font-family="Inter, OpenSans, Helvetica, Arial, sans-serif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1:35:33.148679984</meta:creation-date>
    <dc:date>2022-03-21T11:04:36.816797905</dc:date>
    <meta:editing-duration>PT2H53M40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5" meta:paragraph-count="136" meta:word-count="327" meta:character-count="2945" meta:non-whitespace-character-count="2597"/>
  </office:meta>
</office:document-meta>
</file>